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BC Basic Link Fi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Old Pico_W Vers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  <table:table-cell office:value-type="string" calcext:value-type="string">
            <text:p>Pico2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Memory Siz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520" calcext:value-type="float">
            <text:p>520</text:p>
          </table:table-cell>
          <table:table-cell table:number-columns-repeated="4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RAM Base Address</text:p>
          </table:table-cell>
          <table:table-cell table:number-columns-repeated="7" office:value-type="string" calcext:value-type="string">
            <text:p>0x20000000</text:p>
          </table:table-cell>
        </table:table-row>
        <table:table-row table:style-name="ro1">
          <table:table-cell office:value-type="string" calcext:value-type="string">
            <text:p>RAM Size (kB)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AM Top Address</text:p>
          </table:table-cell>
          <table:table-cell table:formula="of:=COM.MICROSOFT.CONCAT(&quot;0x&quot;;DEC2HEX(HEX2DEC(MID([.B6];3;10))+1024*[.B7]))" office:value-type="string" office:string-value="0x20006000" calcext:value-type="string">
            <text:p>0x20006000</text:p>
          </table:table-cell>
          <table:table-cell table:formula="of:=COM.MICROSOFT.CONCAT(&quot;0x&quot;;DEC2HEX(HEX2DEC(MID([.C6];3;10))+1024*[.C7]))" office:value-type="string" office:string-value="0x20008800" calcext:value-type="string">
            <text:p>0x20008800</text:p>
          </table:table-cell>
          <table:table-cell table:formula="of:=COM.MICROSOFT.CONCAT(&quot;0x&quot;;DEC2HEX(HEX2DEC(MID([.D6];3;10))+1024*[.D7]))" office:value-type="string" office:string-value="0x20006000" calcext:value-type="string">
            <text:p>0x20006000</text:p>
          </table:table-cell>
          <table:table-cell table:formula="of:=COM.MICROSOFT.CONCAT(&quot;0x&quot;;DEC2HEX(HEX2DEC(MID([.E6];3;10))+1024*[.E7]))" office:value-type="string" office:string-value="0x20016000" calcext:value-type="string">
            <text:p>0x20016000</text:p>
          </table:table-cell>
          <table:table-cell table:formula="of:=COM.MICROSOFT.CONCAT(&quot;0x&quot;;DEC2HEX(HEX2DEC(MID([.F6];3;10))+1024*[.F7]))" office:value-type="string" office:string-value="0x20016800" calcext:value-type="string">
            <text:p>0x20016800</text:p>
          </table:table-cell>
          <table:table-cell table:formula="of:=COM.MICROSOFT.CONCAT(&quot;0x&quot;;DEC2HEX(HEX2DEC(MID([.G6];3;10))+1024*[.G7]))" office:value-type="string" office:string-value="0x20012000" calcext:value-type="string">
            <text:p>0x20012000</text:p>
          </table:table-cell>
          <table:table-cell table:formula="of:=COM.MICROSOFT.CONCAT(&quot;0x&quot;;DEC2HEX(HEX2DEC(MID([.H6];3;10))+1024*[.H7]))" office:value-type="string" office:string-value="0x20020000" calcext:value-type="string">
            <text:p>0x20020000</text:p>
          </table:table-cell>
        </table:table-row>
        <table:table-row table:style-name="ro1">
          <table:table-cell office:value-type="string" calcext:value-type="string">
            <text:p>Scratch Y Base Address</text:p>
          </table:table-cell>
          <table:table-cell table:formula="of:=[.B8]" office:value-type="string" office:string-value="0x20006000" calcext:value-type="string">
            <text:p>0x20006000</text:p>
          </table:table-cell>
          <table:table-cell table:formula="of:=[.C8]" office:value-type="string" office:string-value="0x20008800" calcext:value-type="string">
            <text:p>0x20008800</text:p>
          </table:table-cell>
          <table:table-cell table:formula="of:=[.D8]" office:value-type="string" office:string-value="0x20006000" calcext:value-type="string">
            <text:p>0x20006000</text:p>
          </table:table-cell>
          <table:table-cell table:formula="of:=[.E8]" office:value-type="string" office:string-value="0x20016000" calcext:value-type="string">
            <text:p>0x20016000</text:p>
          </table:table-cell>
          <table:table-cell table:formula="of:=[.F8]" office:value-type="string" office:string-value="0x20016800" calcext:value-type="string">
            <text:p>0x20016800</text:p>
          </table:table-cell>
          <table:table-cell table:formula="of:=[.G8]" office:value-type="string" office:string-value="0x20012000" calcext:value-type="string">
            <text:p>0x20012000</text:p>
          </table:table-cell>
          <table:table-cell table:formula="of:=[.H8]" office:value-type="string" office:string-value="0x20020000" calcext:value-type="string">
            <text:p>0x20020000</text:p>
          </table:table-cell>
        </table:table-row>
        <table:table-row table:style-name="ro1">
          <table:table-cell office:value-type="string" calcext:value-type="string">
            <text:p>Scratch Y Size (kB)</text:p>
          </table:table-cell>
          <table:table-cell table:formula="of:=[.B5]-[.B7]-[.B14]" office:value-type="float" office:value="238" calcext:value-type="float">
            <text:p>238</text:p>
          </table:table-cell>
          <table:table-cell table:formula="of:=[.C5]-[.C7]-[.C14]" office:value-type="float" office:value="228" calcext:value-type="float">
            <text:p>228</text:p>
          </table:table-cell>
          <table:table-cell table:formula="of:=[.D5]-[.D7]-[.D14]" office:value-type="float" office:value="494" calcext:value-type="float">
            <text:p>494</text:p>
          </table:table-cell>
          <table:table-cell table:formula="of:=[.E5]-[.E7]-[.E14]" office:value-type="float" office:value="174" calcext:value-type="float">
            <text:p>174</text:p>
          </table:table-cell>
          <table:table-cell table:formula="of:=[.F5]-[.F7]-[.F14]" office:value-type="float" office:value="172" calcext:value-type="float">
            <text:p>172</text:p>
          </table:table-cell>
          <table:table-cell table:formula="of:=[.G5]-[.G7]-[.G14]" office:value-type="float" office:value="190" calcext:value-type="float">
            <text:p>190</text:p>
          </table:table-cell>
          <table:table-cell table:formula="of:=[.H5]-[.H7]-[.H14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cratch Y Size (hex)</text:p>
          </table:table-cell>
          <table:table-cell table:formula="of:=COM.MICROSOFT.CONCAT(&quot;0x&quot;;DEC2HEX(1024*[.B10]))" office:value-type="string" office:string-value="0x3B800" calcext:value-type="string">
            <text:p>0x3B800</text:p>
          </table:table-cell>
          <table:table-cell table:formula="of:=COM.MICROSOFT.CONCAT(&quot;0x&quot;;DEC2HEX(1024*[.C10]))" office:value-type="string" office:string-value="0x39000" calcext:value-type="string">
            <text:p>0x39000</text:p>
          </table:table-cell>
          <table:table-cell table:formula="of:=COM.MICROSOFT.CONCAT(&quot;0x&quot;;DEC2HEX(1024*[.D10]))" office:value-type="string" office:string-value="0x7B800" calcext:value-type="string">
            <text:p>0x7B800</text:p>
          </table:table-cell>
          <table:table-cell table:formula="of:=COM.MICROSOFT.CONCAT(&quot;0x&quot;;DEC2HEX(1024*[.E10]))" office:value-type="string" office:string-value="0x2B800" calcext:value-type="string">
            <text:p>0x2B800</text:p>
          </table:table-cell>
          <table:table-cell table:formula="of:=COM.MICROSOFT.CONCAT(&quot;0x&quot;;DEC2HEX(1024*[.F10]))" office:value-type="string" office:string-value="0x2B000" calcext:value-type="string">
            <text:p>0x2B000</text:p>
          </table:table-cell>
          <table:table-cell table:formula="of:=COM.MICROSOFT.CONCAT(&quot;0x&quot;;DEC2HEX(1024*[.G10]))" office:value-type="string" office:string-value="0x2F800" calcext:value-type="string">
            <text:p>0x2F800</text:p>
          </table:table-cell>
          <table:table-cell table:formula="of:=COM.MICROSOFT.CONCAT(&quot;0x&quot;;DEC2HEX(1024*[.H10]))" office:value-type="string" office:string-value="0x21800" calcext:value-type="string">
            <text:p>0x21800</text:p>
          </table:table-cell>
        </table:table-row>
        <table:table-row table:style-name="ro1">
          <table:table-cell office:value-type="string" calcext:value-type="string">
            <text:p>Scratch Y Top Address</text:p>
          </table:table-cell>
          <table:table-cell table:formula="of:=COM.MICROSOFT.CONCAT(&quot;0x&quot;;DEC2HEX(HEX2DEC(MID([.B9];3;10))+1024*[.B10]))" office:value-type="string" office:string-value="0x20041800" calcext:value-type="string">
            <text:p>0x20041800</text:p>
          </table:table-cell>
          <table:table-cell table:formula="of:=COM.MICROSOFT.CONCAT(&quot;0x&quot;;DEC2HEX(HEX2DEC(MID([.C9];3;10))+1024*[.C10]))" office:value-type="string" office:string-value="0x20041800" calcext:value-type="string">
            <text:p>0x20041800</text:p>
          </table:table-cell>
          <table:table-cell table:formula="of:=COM.MICROSOFT.CONCAT(&quot;0x&quot;;DEC2HEX(HEX2DEC(MID([.D9];3;10))+1024*[.D10]))" office:value-type="string" office:string-value="0x20081800" calcext:value-type="string">
            <text:p>0x20081800</text:p>
          </table:table-cell>
          <table:table-cell table:formula="of:=COM.MICROSOFT.CONCAT(&quot;0x&quot;;DEC2HEX(HEX2DEC(MID([.E9];3;10))+1024*[.E10]))" office:value-type="string" office:string-value="0x20041800" calcext:value-type="string">
            <text:p>0x20041800</text:p>
          </table:table-cell>
          <table:table-cell table:formula="of:=COM.MICROSOFT.CONCAT(&quot;0x&quot;;DEC2HEX(HEX2DEC(MID([.F9];3;10))+1024*[.F10]))" office:value-type="string" office:string-value="0x20041800" calcext:value-type="string">
            <text:p>0x20041800</text:p>
          </table:table-cell>
          <table:table-cell table:formula="of:=COM.MICROSOFT.CONCAT(&quot;0x&quot;;DEC2HEX(HEX2DEC(MID([.G9];3;10))+1024*[.G10]))" office:value-type="string" office:string-value="0x20041800" calcext:value-type="string">
            <text:p>0x20041800</text:p>
          </table:table-cell>
          <table:table-cell table:formula="of:=COM.MICROSOFT.CONCAT(&quot;0x&quot;;DEC2HEX(HEX2DEC(MID([.H9];3;10))+1024*[.H10]))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Base Address</text:p>
          </table:table-cell>
          <table:table-cell table:formula="of:=[.B12]" office:value-type="string" office:string-value="0x20041800" calcext:value-type="string">
            <text:p>0x20041800</text:p>
          </table:table-cell>
          <table:table-cell table:formula="of:=[.C12]" office:value-type="string" office:string-value="0x20041800" calcext:value-type="string">
            <text:p>0x20041800</text:p>
          </table:table-cell>
          <table:table-cell table:formula="of:=[.D12]" office:value-type="string" office:string-value="0x20081800" calcext:value-type="string">
            <text:p>0x20081800</text:p>
          </table:table-cell>
          <table:table-cell table:formula="of:=[.E12]" office:value-type="string" office:string-value="0x20041800" calcext:value-type="string">
            <text:p>0x20041800</text:p>
          </table:table-cell>
          <table:table-cell table:formula="of:=[.F12]" office:value-type="string" office:string-value="0x20041800" calcext:value-type="string">
            <text:p>0x20041800</text:p>
          </table:table-cell>
          <table:table-cell table:formula="of:=[.G12]" office:value-type="string" office:string-value="0x20041800" calcext:value-type="string">
            <text:p>0x20041800</text:p>
          </table:table-cell>
          <table:table-cell table:formula="of:=[.H12]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Size (kB)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atch X Top Address</text:p>
          </table:table-cell>
          <table:table-cell table:formula="of:=COM.MICROSOFT.CONCAT(&quot;0x&quot;;DEC2HEX(HEX2DEC(MID([.B13];3;10))+1024*[.B14]))" office:value-type="string" office:string-value="0x20042000" calcext:value-type="string">
            <text:p>0x20042000</text:p>
          </table:table-cell>
          <table:table-cell table:formula="of:=COM.MICROSOFT.CONCAT(&quot;0x&quot;;DEC2HEX(HEX2DEC(MID([.C13];3;10))+1024*[.C14]))" office:value-type="string" office:string-value="0x20042000" calcext:value-type="string">
            <text:p>0x20042000</text:p>
          </table:table-cell>
          <table:table-cell table:formula="of:=COM.MICROSOFT.CONCAT(&quot;0x&quot;;DEC2HEX(HEX2DEC(MID([.D13];3;10))+1024*[.D14]))" office:value-type="string" office:string-value="0x20082000" calcext:value-type="string">
            <text:p>0x20082000</text:p>
          </table:table-cell>
          <table:table-cell table:formula="of:=COM.MICROSOFT.CONCAT(&quot;0x&quot;;DEC2HEX(HEX2DEC(MID([.E13];3;10))+1024*[.E14]))" office:value-type="string" office:string-value="0x20042000" calcext:value-type="string">
            <text:p>0x20042000</text:p>
          </table:table-cell>
          <table:table-cell table:formula="of:=COM.MICROSOFT.CONCAT(&quot;0x&quot;;DEC2HEX(HEX2DEC(MID([.F13];3;10))+1024*[.F14]))" office:value-type="string" office:string-value="0x20042000" calcext:value-type="string">
            <text:p>0x20042000</text:p>
          </table:table-cell>
          <table:table-cell table:formula="of:=COM.MICROSOFT.CONCAT(&quot;0x&quot;;DEC2HEX(HEX2DEC(MID([.G13];3;10))+1024*[.G14]))" office:value-type="string" office:string-value="0x20042000" calcext:value-type="string">
            <text:p>0x20042000</text:p>
          </table:table-cell>
          <table:table-cell table:formula="of:=COM.MICROSOFT.CONCAT(&quot;0x&quot;;DEC2HEX(HEX2DEC(MID([.H13];3;10))+1024*[.H14]))" office:value-type="string" office:string-value="0x20042000" calcext:value-type="string">
            <text:p>0x2004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38:46.617929267</meta:creation-date>
    <dc:date>2024-09-20T14:11:54.784219440</dc:date>
    <meta:editing-duration>PT2H22M46S</meta:editing-duration>
    <meta:editing-cycles>5</meta:editing-cycles>
    <meta:generator>LibreOffice/24.2.5.2$Linux_X86_64 LibreOffice_project/420$Build-2</meta:generator>
    <meta:document-statistic meta:table-count="1" meta:cell-count="99" meta:object-count="0"/>
  </office:meta>
</office:document-meta>
</file>